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5618in" fo:margin-right="0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8" style:family="paragraph" style:parent-style-name="Standard" style:master-page-name="">
      <loext:graphic-properties draw:fill="none"/>
      <style:paragraph-properties fo:margin-left="0.5618in" fo:margin-right="0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5983b0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5983b0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style:paragraph-properties fo:margin-left="0.5618in" fo:margin-right="0in" fo:margin-top="0.0398in" fo:margin-bottom="0.0398in" style:contextual-spacing="false" fo:line-height="115%" fo:text-indent="0in" style:auto-text-indent="false"/>
      <style:text-properties fo:color="#5983b0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2a4e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rcises <text:span text:style-name="T1">29/01/2025</text:span>:</text:p>
      <text:p text:style-name="P7">１．あの店のお菓子は高くないです。一緒に買い物をしませんか。</text:p>
      <text:p text:style-name="P7">２．日本と中国は近いです。日本とアルゼンチンは遠いです。</text:p>
      <text:p text:style-name="P7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1">９．私の友達は小さい店で新しい本を買います。</text:p>
      <text:p text:style-name="P1">１０．私の新聞は友達の小さい鞄の中です。</text:p>
      <text:p text:style-name="P2">１１．この時計は高くないです。買いましょう。</text:p>
      <text:p text:style-name="P2">１２．日本は素晴らしいです。寿司は美味しいです。そして、町はきれいです。</text:p>
      <text:p text:style-name="P2">１３．このデパートのトイレはきれいじゃないです。</text:p>
      <text:p text:style-name="P2">１４．カフェの仕事はどうですか。面白いです。つまらなくないです。</text:p>
      <text:p text:style-name="P9">Exercises 30/01/2025:</text:p>
      <text:p text:style-name="P13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4">から<text:span text:style-name="T2">(from) </text:span>まで<text:span text:style-name="T2">(to/until) to describe distances or change in location</text:span></text:p>
      <text:p text:style-name="P10">１．日本からマレーシアは五千キロメートルです。</text:p>
      <text:p text:style-name="P10">２．私は京都から東京まで新幹線で行きます。</text:p>
      <text:p text:style-name="P10">３．駅から学校まで何で行きますか。</text:p>
      <text:p text:style-name="P10">４．アメリカからブラジルまで飛行機で行きます。</text:p>
      <text:p text:style-name="P15">Days of the week, monday to sunday</text:p>
      <text:p text:style-name="P10">月曜日、火曜日、水曜日、木曜日、金曜日、土曜日、日曜日。</text:p>
      <text:p text:style-name="P12">１．私は土曜日にスーパーで買い物します。</text:p>
      <text:p text:style-name="P12">２．火曜日にスポーツをします。</text:p>
      <text:p text:style-name="P12">３．水曜日にケーキを食べます。</text:p>
      <text:p text:style-name="P12">４．木曜日に公園へ行きます。</text:p>
      <text:p text:style-name="P12">５．私は月曜日から金曜日まで仕事をします。</text:p>
      <text:p text:style-name="P12">６．私は土曜日に友達を会います。</text:p>
      <text:p text:style-name="P12">７．日曜日にオートバイに乗ります。</text:p>
      <text:p text:style-name="P12">８．何曜日にテニスをしますか。</text:p>
      <text:p text:style-name="P12">９．水曜日の四時に運動します。</text:p>
      <text:p text:style-name="P12">１０．私は土曜日と日曜日に十一時まで寝ます。</text:p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1-30T14:37:11.693420446</dc:date>
    <meta:editing-duration>PT2H5M52S</meta:editing-duration>
    <meta:editing-cycles>31</meta:editing-cycles>
    <meta:generator>LibreOffice/24.2.7.2$Linux_X86_64 LibreOffice_project/420$Build-2</meta:generator>
    <meta:document-statistic meta:table-count="0" meta:image-count="0" meta:object-count="0" meta:page-count="1" meta:paragraph-count="42" meta:word-count="848" meta:character-count="1013" meta:non-whitespace-character-count="989"/>
  </office:meta>
</office:document-meta>
</file>